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7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fo:background-color="#7da647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ext-properties fo:font-size="15pt"/>
    </style:style>
    <style:style style:name="ce4" style:family="table-cell" style:parent-style-name="Default">
      <style:table-cell-properties fo:border-bottom="none" fo:background-color="#7da647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ackground-color="#7da647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 style:data-style-name="N75"/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3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8"/>
          <table:table-cell table:style-name="ce10" table:formula="oooc:=&lt;&lt;date&gt;&gt;" office:value-type="string" office:string-value="#NOM ?">
            <text:p>#NOM ?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&lt;&lt;CUST_NAME&gt;&gt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&lt;&lt;CUST_ADDR_1&gt;&gt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&lt;&lt;CUST_CP&gt;&gt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&lt;&lt;CUST_CITY&gt;&gt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&lt;&lt;CUST_CO&gt;&gt;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8"/>
        </table:table-row>
        <table:table-row table:style-name="ro2">
          <table:table-cell/>
          <table:table-cell table:style-name="ce3" office:value-type="string">
            <text:p>FACTURE </text:p>
          </table:table-cell>
          <table:table-cell table:style-name="ce3" office:value-type="string">
            <text:p>&lt;&lt;NUMBER&gt;&gt;</text:p>
          </table:table-cell>
          <table:table-cell table:number-columns-repeated="2"/>
          <table:table-cell office:value-type="string">
            <text:p>Date Limite</text:p>
          </table:table-cell>
          <table:table-cell office:value-type="string">
            <text:p>&lt;&lt;DATE_LIMIT&gt;&gt;</text:p>
          </table:table-cell>
          <table:table-cell table:number-columns-repeated="4"/>
        </table:table-row>
        <table:table-row table:style-name="ro1">
          <table:table-cell office:value-type="string">
            <text:p>Bon de commande</text:p>
          </table:table-cell>
          <table:table-cell/>
          <table:table-cell office:value-type="string">
            <text:p>&lt;&lt;BON_COMMANDE&gt;&gt;</text:p>
          </table:table-cell>
          <table:table-cell table:number-columns-repeated="2"/>
          <table:table-cell office:value-type="string">
            <text:p>Autre info</text:p>
          </table:table-cell>
          <table:table-cell office:value-type="string">
            <text:p>&lt;&lt;OTHER_INFO&gt;&gt;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Article</text:p>
          </table:table-cell>
          <table:table-cell table:style-name="ce4"/>
          <table:table-cell table:style-name="ce6" office:value-type="string">
            <text:p>PU</text:p>
          </table:table-cell>
          <table:table-cell table:style-name="ce6" office:value-type="string">
            <text:p>Quantité</text:p>
          </table:table-cell>
          <table:table-cell table:style-name="ce6" office:value-type="string">
            <text:p>TVA / unite</text:p>
          </table:table-cell>
          <table:table-cell table:style-name="ce6" office:value-type="string">
            <text:p>TVA PU</text:p>
          </table:table-cell>
          <table:table-cell table:style-name="ce6" office:value-type="string">
            <text:p>Total TVA</text:p>
          </table:table-cell>
          <table:table-cell table:style-name="ce6" office:value-type="string">
            <text:p>Taux TVA</text:p>
          </table:table-cell>
          <table:table-cell table:style-name="ce6" office:value-type="string">
            <text:p>HTVA</text:p>
          </table:table-cell>
          <table:table-cell table:style-name="ce6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Err :510">
            <text:p>Err :510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HTVA</text:p>
          </table:table-cell>
          <table:table-cell office:value-type="string">
            <text:p>&lt;&lt;TOTAL_VEN_HTVA&gt;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VAC</text:p>
          </table:table-cell>
          <table:table-cell table:formula="oooc:=SUM([.J16:.J26])" office:value-type="currency" office:currency="EUR" office:value="0">
            <text:p>#NOM ?</text:p>
          </table:table-cell>
          <table:table-cell office:value-type="string">
            <text:p>&lt;&lt;TOTAL_VEN_TVAC&gt;&gt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VA</text:p>
          </table:table-cell>
          <table:table-cell office:value-type="string">
            <text:p>&lt;&lt;TOTAL_TVA&gt;&gt;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 payer</text:p>
          </table:table-cell>
          <table:table-cell/>
          <table:table-cell table:formula="oooc:=[.D29]" office:value-type="float" office:value="0">
            <text:p>#NOM ?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 payer avant le </text:p>
          </table:table-cell>
          <table:table-cell/>
          <table:table-cell table:style-name="ce8" table:formula="oooc:=&lt;&lt;date_limit&gt;&gt;" office:value-type="string" office:string-value="#NOM ?">
            <text:p>#NOM ?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2">12/02/2008</text:date>, <text:time>00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Dany</meta:initial-creator>
    <meta:creation-date>2007-11-03T13:43:59</meta:creation-date>
    <dc:creator>Dany De Bontridder</dc:creator>
    <dc:date>2008-02-12T00:14:00</dc:date>
    <meta:editing-cycles>29</meta:editing-cycles>
    <meta:editing-duration>PT1H5M35S</meta:editing-duration>
    <meta:user-defined meta:name="Info 1"/>
    <meta:user-defined meta:name="Info 2"/>
    <meta:user-defined meta:name="Info 3"/>
    <meta:user-defined meta:name="Info 4"/>
    <meta:document-statistic meta:table-count="3" meta:cell-count="145"/>
  </office:meta>
</office:document-meta>
</file>